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024 Samples</text:p>
          </table:table-cell>
          <table:table-cell table:style-name="ce1" office:value-type="string">
            <text:p>2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C7]/[.B7]" office:value-type="float" office:value="0.666666666666667">
            <text:p>0,67</text:p>
          </table:table-cell>
          <table:table-cell table:formula="of:=[.D7]/[.B7]" office:value-type="float" office:value="0.666666666666667">
            <text:p>0,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C8]/[.B8]" office:value-type="float" office:value="0.5">
            <text:p>0,5</text:p>
          </table:table-cell>
          <table:table-cell table:formula="of:=[.D8]/[.B8]" office:value-type="float" office:value="0.5">
            <text:p>0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9]/[.B9]" office:value-type="float" office:value="0.6">
            <text:p>0,6</text:p>
          </table:table-cell>
          <table:table-cell table:formula="of:=[.D9]/[.B9]" office:value-type="float" office:value="0.8">
            <text:p>0,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0]/[.B10]" office:value-type="float" office:value="0.5">
            <text:p>0,5</text:p>
          </table:table-cell>
          <table:table-cell table:formula="of:=[.D10]/[.B10]" office:value-type="float" office:value="0.666666666666667">
            <text:p>0,6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C11]/[.B11]" office:value-type="float" office:value="0.571428571428571">
            <text:p>0,57</text:p>
          </table:table-cell>
          <table:table-cell table:formula="of:=[.D11]/[.B11]" office:value-type="float" office:value="0.571428571428571">
            <text:p>0,5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2]/[.B12]" office:value-type="float" office:value="0.5">
            <text:p>0,5</text:p>
          </table:table-cell>
          <table:table-cell table:formula="of:=[.D12]/[.B12]" office:value-type="float" office:value="0.625">
            <text:p>0,6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formula="of:=[.C13]/[.B13]" office:value-type="float" office:value="0.555555555555556">
            <text:p>0,56</text:p>
          </table:table-cell>
          <table:table-cell table:formula="of:=[.D13]/[.B13]" office:value-type="float" office:value="0.555555555555556">
            <text:p>0,5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formula="of:=[.C14]/[.B14]" office:value-type="float" office:value="0.6">
            <text:p>0,6</text:p>
          </table:table-cell>
          <table:table-cell table:formula="of:=[.D14]/[.B14]" office:value-type="float" office:value="0.6">
            <text:p>0,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15]/[.B15]" office:value-type="float" office:value="0.545454545454545">
            <text:p>0,55</text:p>
          </table:table-cell>
          <table:table-cell table:formula="of:=[.D15]/[.B15]" office:value-type="float" office:value="0.636363636363636">
            <text:p>0,6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table:formula="of:=[.C16]/[.B16]" office:value-type="float" office:value="0.583333333333333">
            <text:p>0,58</text:p>
          </table:table-cell>
          <table:table-cell table:formula="of:=[.D16]/[.B16]" office:value-type="float" office:value="0.583333333333333">
            <text:p>0,5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17]/[.B17]" office:value-type="float" office:value="0.538461538461538">
            <text:p>0,54</text:p>
          </table:table-cell>
          <table:table-cell table:formula="of:=[.D17]/[.B17]" office:value-type="float" office:value="0.692307692307692">
            <text:p>0,6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18]/[.B18]" office:value-type="float" office:value="0.571428571428571">
            <text:p>0,57</text:p>
          </table:table-cell>
          <table:table-cell table:formula="of:=[.D18]/[.B18]" office:value-type="float" office:value="0.642857142857143">
            <text:p>0,6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table:formula="of:=[.C19]/[.B19]" office:value-type="float" office:value="0.533333333333333">
            <text:p>0,53</text:p>
          </table:table-cell>
          <table:table-cell table:formula="of:=[.D19]/[.B19]" office:value-type="float" office:value="0.533333333333333">
            <text:p>0,5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20]/[.B20]" office:value-type="float" office:value="0.5625">
            <text:p>0,56</text:p>
          </table:table-cell>
          <table:table-cell table:formula="of:=[.D20]/[.B20]" office:value-type="float" office:value="0.625">
            <text:p>0,6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table:formula="of:=[.C21]/[.B21]" office:value-type="float" office:value="0.588235294117647">
            <text:p>0,59</text:p>
          </table:table-cell>
          <table:table-cell table:formula="of:=[.D21]/[.B21]" office:value-type="float" office:value="0.588235294117647">
            <text:p>0,59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22]/[.B22]" office:value-type="float" office:value="0.555555555555556">
            <text:p>0,56</text:p>
          </table:table-cell>
          <table:table-cell table:formula="of:=[.D22]/[.B22]" office:value-type="float" office:value="0.666666666666667">
            <text:p>0,6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23]/[.B23]" office:value-type="float" office:value="0.578947368421053">
            <text:p>0,58</text:p>
          </table:table-cell>
          <table:table-cell table:formula="of:=[.D23]/[.B23]" office:value-type="float" office:value="0.631578947368421">
            <text:p>0,63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24]/[.B24]" office:value-type="float" office:value="0.55">
            <text:p>0,55</text:p>
          </table:table-cell>
          <table:table-cell table:formula="of:=[.D24]/[.B24]" office:value-type="float" office:value="0.6">
            <text:p>0,6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25]/[.B25]" office:value-type="float" office:value="0.571428571428571">
            <text:p>0,57</text:p>
          </table:table-cell>
          <table:table-cell table:formula="of:=[.D25]/[.B25]" office:value-type="float" office:value="0.619047619047619">
            <text:p>0,6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26]/[.B26]" office:value-type="float" office:value="0.545454545454545">
            <text:p>0,55</text:p>
          </table:table-cell>
          <table:table-cell table:formula="of:=[.D26]/[.B26]" office:value-type="float" office:value="0.590909090909091">
            <text:p>0,5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3">
            <text:p>13</text:p>
          </table:table-cell>
          <table:table-cell table:formula="of:=[.C27]/[.B27]" office:value-type="float" office:value="0.565217391304348">
            <text:p>0,57</text:p>
          </table:table-cell>
          <table:table-cell table:formula="of:=[.D27]/[.B27]" office:value-type="float" office:value="0.565217391304348">
            <text:p>0,57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28]/[.B28]" office:value-type="float" office:value="0.583333333333333">
            <text:p>0,58</text:p>
          </table:table-cell>
          <table:table-cell table:formula="of:=[.D28]/[.B28]" office:value-type="float" office:value="0.625">
            <text:p>0,6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29]/[.B29]" office:value-type="float" office:value="0.56">
            <text:p>0,56</text:p>
          </table:table-cell>
          <table:table-cell table:formula="of:=[.D29]/[.B29]" office:value-type="float" office:value="0.6">
            <text:p>0,6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30]/[.B30]" office:value-type="float" office:value="0.576923076923077">
            <text:p>0,58</text:p>
          </table:table-cell>
          <table:table-cell table:formula="of:=[.D30]/[.B30]" office:value-type="float" office:value="0.615384615384615">
            <text:p>0,6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31]/[.B31]" office:value-type="float" office:value="0.555555555555556">
            <text:p>0,56</text:p>
          </table:table-cell>
          <table:table-cell table:formula="of:=[.D31]/[.B31]" office:value-type="float" office:value="0.592592592592593">
            <text:p>0,59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6">
            <text:p>16</text:p>
          </table:table-cell>
          <table:table-cell table:formula="of:=[.C32]/[.B32]" office:value-type="float" office:value="0.571428571428571">
            <text:p>0,57</text:p>
          </table:table-cell>
          <table:table-cell table:formula="of:=[.D32]/[.B32]" office:value-type="float" office:value="0.571428571428571">
            <text:p>0,5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33]/[.B33]" office:value-type="float" office:value="0.551724137931034">
            <text:p>0,55</text:p>
          </table:table-cell>
          <table:table-cell table:formula="of:=[.D33]/[.B33]" office:value-type="float" office:value="0.620689655172414">
            <text:p>0,62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34]/[.B34]" office:value-type="float" office:value="0.566666666666667">
            <text:p>0,57</text:p>
          </table:table-cell>
          <table:table-cell table:formula="of:=[.D34]/[.B34]" office:value-type="float" office:value="0.6">
            <text:p>0,6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35]/[.B35]" office:value-type="float" office:value="0.548387096774194">
            <text:p>0,55</text:p>
          </table:table-cell>
          <table:table-cell table:formula="of:=[.D35]/[.B35]" office:value-type="float" office:value="0.612903225806452">
            <text:p>0,61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36]/[.B36]" office:value-type="float" office:value="0.5625">
            <text:p>0,56</text:p>
          </table:table-cell>
          <table:table-cell table:formula="of:=[.D36]/[.B36]" office:value-type="float" office:value="0.59375">
            <text:p>0,59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9">
            <text:p>19</text:p>
          </table:table-cell>
          <table:table-cell table:formula="of:=[.C37]/[.B37]" office:value-type="float" office:value="0.575757575757576">
            <text:p>0,58</text:p>
          </table:table-cell>
          <table:table-cell table:formula="of:=[.D37]/[.B37]" office:value-type="float" office:value="0.575757575757576">
            <text:p>0,58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C38]/[.B38]" office:value-type="float" office:value="0.558823529411765">
            <text:p>0,56</text:p>
          </table:table-cell>
          <table:table-cell table:formula="of:=[.D38]/[.B38]" office:value-type="float" office:value="0.617647058823529">
            <text:p>0,62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39]/[.B39]" office:value-type="float" office:value="0.571428571428571">
            <text:p>0,57</text:p>
          </table:table-cell>
          <table:table-cell table:formula="of:=[.D39]/[.B39]" office:value-type="float" office:value="0.6">
            <text:p>0,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40]/[.B40]" office:value-type="float" office:value="0.555555555555556">
            <text:p>0,56</text:p>
          </table:table-cell>
          <table:table-cell table:formula="of:=[.D40]/[.B40]" office:value-type="float" office:value="0.583333333333333">
            <text:p>0,5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41]/[.B41]" office:value-type="float" office:value="0.567567567567568">
            <text:p>0,57</text:p>
          </table:table-cell>
          <table:table-cell table:formula="of:=[.D41]/[.B41]" office:value-type="float" office:value="0.621621621621622">
            <text:p>0,62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42]/[.B42]" office:value-type="float" office:value="0.552631578947368">
            <text:p>0,55</text:p>
          </table:table-cell>
          <table:table-cell table:formula="of:=[.D42]/[.B42]" office:value-type="float" office:value="0.578947368421053">
            <text:p>0,58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[.C43]/[.B43]" office:value-type="float" office:value="0.564102564102564">
            <text:p>0,56</text:p>
          </table:table-cell>
          <table:table-cell table:formula="of:=[.D43]/[.B43]" office:value-type="float" office:value="0.615384615384615">
            <text:p>0,62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C44]/[.B44]" office:value-type="float" office:value="0.575">
            <text:p>0,58</text:p>
          </table:table-cell>
          <table:table-cell table:formula="of:=[.D44]/[.B44]" office:value-type="float" office:value="0.6">
            <text:p>0,6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[.C45]/[.B45]" office:value-type="float" office:value="0.560975609756098">
            <text:p>0,56</text:p>
          </table:table-cell>
          <table:table-cell table:formula="of:=[.D45]/[.B45]" office:value-type="float" office:value="0.634146341463415">
            <text:p>0,63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C46]/[.B46]" office:value-type="float" office:value="0.571428571428571">
            <text:p>0,57</text:p>
          </table:table-cell>
          <table:table-cell table:formula="of:=[.D46]/[.B46]" office:value-type="float" office:value="0.619047619047619">
            <text:p>0,6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C47]/[.B47]" office:value-type="float" office:value="0.558139534883721">
            <text:p>0,56</text:p>
          </table:table-cell>
          <table:table-cell table:formula="of:=[.D47]/[.B47]" office:value-type="float" office:value="0.604651162790698">
            <text:p>0,6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48]/[.B48]" office:value-type="float" office:value="0.568181818181818">
            <text:p>0,57</text:p>
          </table:table-cell>
          <table:table-cell table:formula="of:=[.D48]/[.B48]" office:value-type="float" office:value="0.613636363636364">
            <text:p>0,61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49]/[.B49]" office:value-type="float" office:value="0.555555555555556">
            <text:p>0,56</text:p>
          </table:table-cell>
          <table:table-cell table:formula="of:=[.D49]/[.B49]" office:value-type="float" office:value="0.6">
            <text:p>0,6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C50]/[.B50]" office:value-type="float" office:value="0.565217391304348">
            <text:p>0,57</text:p>
          </table:table-cell>
          <table:table-cell table:formula="of:=[.D50]/[.B50]" office:value-type="float" office:value="0.608695652173913">
            <text:p>0,61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[.C51]/[.B51]" office:value-type="float" office:value="0.553191489361702">
            <text:p>0,55</text:p>
          </table:table-cell>
          <table:table-cell table:formula="of:=[.D51]/[.B51]" office:value-type="float" office:value="0.617021276595745">
            <text:p>0,6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52]/[.B52]" office:value-type="float" office:value="0.5625">
            <text:p>0,56</text:p>
          </table:table-cell>
          <table:table-cell table:formula="of:=[.D52]/[.B52]" office:value-type="float" office:value="0.604166666666667">
            <text:p>0,6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53]/[.B53]" office:value-type="float" office:value="0.571428571428571">
            <text:p>0,57</text:p>
          </table:table-cell>
          <table:table-cell table:formula="of:=[.D53]/[.B53]" office:value-type="float" office:value="0.612244897959184">
            <text:p>0,61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54]/[.B54]" office:value-type="float" office:value="0.56">
            <text:p>0,56</text:p>
          </table:table-cell>
          <table:table-cell table:formula="of:=[.D54]/[.B54]" office:value-type="float" office:value="0.6">
            <text:p>0,6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[.C55]/[.B55]" office:value-type="float" office:value="0.568627450980392">
            <text:p>0,57</text:p>
          </table:table-cell>
          <table:table-cell table:formula="of:=[.D55]/[.B55]" office:value-type="float" office:value="0.588235294117647">
            <text:p>0,59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[.C56]/[.B56]" office:value-type="float" office:value="0.557692307692308">
            <text:p>0,56</text:p>
          </table:table-cell>
          <table:table-cell table:formula="of:=[.D56]/[.B56]" office:value-type="float" office:value="0.615384615384615">
            <text:p>0,6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57]/[.B57]" office:value-type="float" office:value="0.566037735849057">
            <text:p>0,57</text:p>
          </table:table-cell>
          <table:table-cell table:formula="of:=[.D57]/[.B57]" office:value-type="float" office:value="0.60377358490566">
            <text:p>0,6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58]/[.B58]" office:value-type="float" office:value="0.555555555555556">
            <text:p>0,56</text:p>
          </table:table-cell>
          <table:table-cell table:formula="of:=[.D58]/[.B58]" office:value-type="float" office:value="0.592592592592593">
            <text:p>0,59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C59]/[.B59]" office:value-type="float" office:value="0.563636363636364">
            <text:p>0,56</text:p>
          </table:table-cell>
          <table:table-cell table:formula="of:=[.D59]/[.B59]" office:value-type="float" office:value="0.6">
            <text:p>0,6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[.C60]/[.B60]" office:value-type="float" office:value="0.571428571428571">
            <text:p>0,57</text:p>
          </table:table-cell>
          <table:table-cell table:formula="of:=[.D60]/[.B60]" office:value-type="float" office:value="0.625">
            <text:p>0,63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[.C61]/[.B61]" office:value-type="float" office:value="0.56140350877193">
            <text:p>0,56</text:p>
          </table:table-cell>
          <table:table-cell table:formula="of:=[.D61]/[.B61]" office:value-type="float" office:value="0.614035087719298">
            <text:p>0,61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C62]/[.B62]" office:value-type="float" office:value="0.568965517241379">
            <text:p>0,57</text:p>
          </table:table-cell>
          <table:table-cell table:formula="of:=[.D62]/[.B62]" office:value-type="float" office:value="0.603448275862069">
            <text:p>0,6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C63]/[.B63]" office:value-type="float" office:value="0.559322033898305">
            <text:p>0,56</text:p>
          </table:table-cell>
          <table:table-cell table:formula="of:=[.D63]/[.B63]" office:value-type="float" office:value="0.593220338983051">
            <text:p>0,59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[.C64]/[.B64]" office:value-type="float" office:value="0.566666666666667">
            <text:p>0,57</text:p>
          </table:table-cell>
          <table:table-cell table:formula="of:=[.D64]/[.B64]" office:value-type="float" office:value="0.616666666666667">
            <text:p>0,6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[.C65]/[.B65]" office:value-type="float" office:value="0.557377049180328">
            <text:p>0,56</text:p>
          </table:table-cell>
          <table:table-cell table:formula="of:=[.D65]/[.B65]" office:value-type="float" office:value="0.60655737704918">
            <text:p>0,61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[.C66]/[.B66]" office:value-type="float" office:value="0.564516129032258">
            <text:p>0,56</text:p>
          </table:table-cell>
          <table:table-cell table:formula="of:=[.D66]/[.B66]" office:value-type="float" office:value="0.612903225806452">
            <text:p>0,6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[.C67]/[.B67]" office:value-type="float" office:value="0.555555555555556">
            <text:p>0,56</text:p>
          </table:table-cell>
          <table:table-cell table:formula="of:=[.D67]/[.B67]" office:value-type="float" office:value="0.603174603174603">
            <text:p>0,6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C68]/[.B68]" office:value-type="float" office:value="0.5625">
            <text:p>0,56</text:p>
          </table:table-cell>
          <table:table-cell table:formula="of:=[.D68]/[.B68]" office:value-type="float" office:value="0.59375">
            <text:p>0,59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formula="of:=[.C69]/[.B69]" office:value-type="float" office:value="0.569230769230769">
            <text:p>0,57</text:p>
          </table:table-cell>
          <table:table-cell table:formula="of:=[.D69]/[.B69]" office:value-type="float" office:value="0.615384615384615">
            <text:p>0,6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formula="of:=[.C70]/[.B70]" office:value-type="float" office:value="0.560606060606061">
            <text:p>0,56</text:p>
          </table:table-cell>
          <table:table-cell table:formula="of:=[.D70]/[.B70]" office:value-type="float" office:value="0.606060606060606">
            <text:p>0,61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[.C71]/[.B71]" office:value-type="float" office:value="0.567164179104478">
            <text:p>0,57</text:p>
          </table:table-cell>
          <table:table-cell table:formula="of:=[.D71]/[.B71]" office:value-type="float" office:value="0.611940298507463">
            <text:p>0,6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[.C72]/[.B72]" office:value-type="float" office:value="0.558823529411765">
            <text:p>0,56</text:p>
          </table:table-cell>
          <table:table-cell table:formula="of:=[.D72]/[.B72]" office:value-type="float" office:value="0.602941176470588">
            <text:p>0,6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39">
            <text:p>39</text:p>
          </table:table-cell>
          <table:table-cell table:formula="of:=[.C73]/[.B73]" office:value-type="float" office:value="0.565217391304348">
            <text:p>0,57</text:p>
          </table:table-cell>
          <table:table-cell table:formula="of:=[.D73]/[.B73]" office:value-type="float" office:value="0.565217391304348">
            <text:p>0,57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formula="of:=[.C74]/[.B74]" office:value-type="float" office:value="0.557142857142857">
            <text:p>0,56</text:p>
          </table:table-cell>
          <table:table-cell table:formula="of:=[.D74]/[.B74]" office:value-type="float" office:value="0.614285714285714">
            <text:p>0,6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formula="of:=[.C75]/[.B75]" office:value-type="float" office:value="0.563380281690141">
            <text:p>0,56</text:p>
          </table:table-cell>
          <table:table-cell table:formula="of:=[.D75]/[.B75]" office:value-type="float" office:value="0.605633802816901">
            <text:p>0,6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formula="of:=[.C76]/[.B76]" office:value-type="float" office:value="0.569444444444444">
            <text:p>0,57</text:p>
          </table:table-cell>
          <table:table-cell table:formula="of:=[.D76]/[.B76]" office:value-type="float" office:value="0.611111111111111">
            <text:p>0,6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formula="of:=[.C77]/[.B77]" office:value-type="float" office:value="0.561643835616438">
            <text:p>0,56</text:p>
          </table:table-cell>
          <table:table-cell table:formula="of:=[.D77]/[.B77]" office:value-type="float" office:value="0.602739726027397">
            <text:p>0,6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formula="of:=[.C78]/[.B78]" office:value-type="float" office:value="0.567567567567568">
            <text:p>0,57</text:p>
          </table:table-cell>
          <table:table-cell table:formula="of:=[.D78]/[.B78]" office:value-type="float" office:value="0.621621621621622">
            <text:p>0,62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formula="of:=[.C79]/[.B79]" office:value-type="float" office:value="0.56">
            <text:p>0,56</text:p>
          </table:table-cell>
          <table:table-cell table:formula="of:=[.D79]/[.B79]" office:value-type="float" office:value="0.613333333333333">
            <text:p>0,6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formula="of:=[.C80]/[.B80]" office:value-type="float" office:value="0.56578947368421">
            <text:p>0,57</text:p>
          </table:table-cell>
          <table:table-cell table:formula="of:=[.D80]/[.B80]" office:value-type="float" office:value="0.605263157894737">
            <text:p>0,6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formula="of:=[.C81]/[.B81]" office:value-type="float" office:value="0.558441558441558">
            <text:p>0,56</text:p>
          </table:table-cell>
          <table:table-cell table:formula="of:=[.D81]/[.B81]" office:value-type="float" office:value="0.61038961038961">
            <text:p>0,6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formula="of:=[.C82]/[.B82]" office:value-type="float" office:value="0.564102564102564">
            <text:p>0,56</text:p>
          </table:table-cell>
          <table:table-cell table:formula="of:=[.D82]/[.B82]" office:value-type="float" office:value="0.602564102564102">
            <text:p>0,6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formula="of:=[.C83]/[.B83]" office:value-type="float" office:value="0.569620253164557">
            <text:p>0,57</text:p>
          </table:table-cell>
          <table:table-cell table:formula="of:=[.D83]/[.B83]" office:value-type="float" office:value="0.620253164556962">
            <text:p>0,62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formula="of:=[.C84]/[.B84]" office:value-type="float" office:value="0.5625">
            <text:p>0,56</text:p>
          </table:table-cell>
          <table:table-cell table:formula="of:=[.D84]/[.B84]" office:value-type="float" office:value="0.6125">
            <text:p>0,6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formula="of:=[.C85]/[.B85]" office:value-type="float" office:value="0.567901234567901">
            <text:p>0,57</text:p>
          </table:table-cell>
          <table:table-cell table:formula="of:=[.D85]/[.B85]" office:value-type="float" office:value="0.604938271604938">
            <text:p>0,6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[.C86]/[.B86]" office:value-type="float" office:value="0.560975609756098">
            <text:p>0,56</text:p>
          </table:table-cell>
          <table:table-cell table:formula="of:=[.D86]/[.B86]" office:value-type="float" office:value="0.609756097560976">
            <text:p>0,6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formula="of:=[.C87]/[.B87]" office:value-type="float" office:value="0.566265060240964">
            <text:p>0,57</text:p>
          </table:table-cell>
          <table:table-cell table:formula="of:=[.D87]/[.B87]" office:value-type="float" office:value="0.614457831325301">
            <text:p>0,6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C88]/[.B88]" office:value-type="float" office:value="0.55952380952381">
            <text:p>0,56</text:p>
          </table:table-cell>
          <table:table-cell table:formula="of:=[.D88]/[.B88]" office:value-type="float" office:value="0.595238095238095">
            <text:p>0,6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table:formula="of:=[.C89]/[.B89]" office:value-type="float" office:value="0.564705882352941">
            <text:p>0,56</text:p>
          </table:table-cell>
          <table:table-cell table:formula="of:=[.D89]/[.B89]" office:value-type="float" office:value="0.611764705882353">
            <text:p>0,6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table:formula="of:=[.C90]/[.B90]" office:value-type="float" office:value="0.558139534883721">
            <text:p>0,56</text:p>
          </table:table-cell>
          <table:table-cell table:formula="of:=[.D90]/[.B90]" office:value-type="float" office:value="0.604651162790698">
            <text:p>0,6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C91]/[.B91]" office:value-type="float" office:value="0.563218390804598">
            <text:p>0,56</text:p>
          </table:table-cell>
          <table:table-cell table:formula="of:=[.D91]/[.B91]" office:value-type="float" office:value="0.597701149425287">
            <text:p>0,6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formula="of:=[.C92]/[.B92]" office:value-type="float" office:value="0.568181818181818">
            <text:p>0,57</text:p>
          </table:table-cell>
          <table:table-cell table:formula="of:=[.D92]/[.B92]" office:value-type="float" office:value="0.613636363636364">
            <text:p>0,6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formula="of:=[.C93]/[.B93]" office:value-type="float" office:value="0.561797752808989">
            <text:p>0,56</text:p>
          </table:table-cell>
          <table:table-cell table:formula="of:=[.D93]/[.B93]" office:value-type="float" office:value="0.606741573033708">
            <text:p>0,6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table:formula="of:=[.C94]/[.B94]" office:value-type="float" office:value="0.566666666666667">
            <text:p>0,57</text:p>
          </table:table-cell>
          <table:table-cell table:formula="of:=[.D94]/[.B94]" office:value-type="float" office:value="0.611111111111111">
            <text:p>0,6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table:formula="of:=[.C95]/[.B95]" office:value-type="float" office:value="0.56043956043956">
            <text:p>0,56</text:p>
          </table:table-cell>
          <table:table-cell table:formula="of:=[.D95]/[.B95]" office:value-type="float" office:value="0.604395604395604">
            <text:p>0,6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formula="of:=[.C96]/[.B96]" office:value-type="float" office:value="0.565217391304348">
            <text:p>0,57</text:p>
          </table:table-cell>
          <table:table-cell table:formula="of:=[.D96]/[.B96]" office:value-type="float" office:value="0.608695652173913">
            <text:p>0,6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formula="of:=[.C97]/[.B97]" office:value-type="float" office:value="0.559139784946237">
            <text:p>0,56</text:p>
          </table:table-cell>
          <table:table-cell table:formula="of:=[.D97]/[.B97]" office:value-type="float" office:value="0.612903225806452">
            <text:p>0,6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formula="of:=[.C98]/[.B98]" office:value-type="float" office:value="0.563829787234043">
            <text:p>0,56</text:p>
          </table:table-cell>
          <table:table-cell table:formula="of:=[.D98]/[.B98]" office:value-type="float" office:value="0.606382978723404">
            <text:p>0,6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formula="of:=[.C99]/[.B99]" office:value-type="float" office:value="0.568421052631579">
            <text:p>0,57</text:p>
          </table:table-cell>
          <table:table-cell table:formula="of:=[.D99]/[.B99]" office:value-type="float" office:value="0.610526315789474">
            <text:p>0,6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formula="of:=[.C100]/[.B100]" office:value-type="float" office:value="0.5625">
            <text:p>0,56</text:p>
          </table:table-cell>
          <table:table-cell table:formula="of:=[.D100]/[.B100]" office:value-type="float" office:value="0.604166666666667">
            <text:p>0,6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55">
            <text:p>55</text:p>
          </table:table-cell>
          <table:table-cell table:formula="of:=[.C101]/[.B101]" office:value-type="float" office:value="0.56701030927835">
            <text:p>0,57</text:p>
          </table:table-cell>
          <table:table-cell table:formula="of:=[.D101]/[.B101]" office:value-type="float" office:value="0.56701030927835">
            <text:p>0,57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formula="of:=[.C102]/[.B102]" office:value-type="float" office:value="0.561224489795918">
            <text:p>0,56</text:p>
          </table:table-cell>
          <table:table-cell table:formula="of:=[.D102]/[.B102]" office:value-type="float" office:value="0.612244897959184">
            <text:p>0,6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[.C103]/[.B103]" office:value-type="float" office:value="0.565656565656566">
            <text:p>0,57</text:p>
          </table:table-cell>
          <table:table-cell table:formula="of:=[.D103]/[.B103]" office:value-type="float" office:value="0.606060606060606">
            <text:p>0,6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table:formula="of:=[.C104]/[.B104]" office:value-type="float" office:value="0.56">
            <text:p>0,56</text:p>
          </table:table-cell>
          <table:table-cell table:formula="of:=[.D104]/[.B104]" office:value-type="float" office:value="0.61">
            <text:p>0,6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566777786773022">
            <text:p>0,57</text:p>
          </table:table-cell>
          <table:table-cell table:style-name="ce4" table:formula="of:=SUM([.F5:.F104])/100" office:value-type="float" office:value="0.611005815350398">
            <text:p>0,61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0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4M3S</meta:editing-duration>
    <meta:editing-cycles>49</meta:editing-cycles>
    <meta:generator>OpenOffice.org/3.4.1$Win32 OpenOffice.org_project/341m1$Build-9593</meta:generator>
    <dc:date>2013-05-02T20:43:38.14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